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0.9472in"/>
    </style:style>
    <style:style style:name="co5" style:family="table-column">
      <style:table-column-properties fo:break-before="auto" style:column-width="2.8102in"/>
    </style:style>
    <style:style style:name="co6" style:family="table-column">
      <style:table-column-properties fo:break-before="auto" style:column-width="1.411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3299in"/>
    </style:style>
    <style:style style:name="co12" style:family="table-column">
      <style:table-column-properties fo:break-before="auto" style:column-width="1.2291in"/>
    </style:style>
    <style:style style:name="co13" style:family="table-column">
      <style:table-column-properties fo:break-before="auto" style:column-width="0.4091in"/>
    </style:style>
    <style:style style:name="co14" style:family="table-column">
      <style:table-column-properties fo:break-before="auto" style:column-width="20.3028in"/>
    </style:style>
    <style:style style:name="co15" style:family="table-column">
      <style:table-column-properties fo:break-before="auto" style:column-width="1.1047in"/>
    </style:style>
    <style:style style:name="co16" style:family="table-column">
      <style:table-column-properties fo:break-before="auto" style:column-width="0.8902in"/>
    </style:style>
    <style:style style:name="co17" style:family="table-column">
      <style:table-column-properties fo:break-before="auto" style:column-width="1.0799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0.9638in"/>
    </style:style>
    <style:style style:name="co20" style:family="table-column">
      <style:table-column-properties fo:break-before="auto" style:column-width="2.6028in"/>
    </style:style>
    <style:style style:name="co21" style:family="table-column">
      <style:table-column-properties fo:break-before="auto" style:column-width="3.1327in"/>
    </style:style>
    <style:style style:name="co22" style:family="table-column">
      <style:table-column-properties fo:break-before="auto" style:column-width="2.0402in"/>
    </style:style>
    <style:style style:name="co23" style:family="table-column">
      <style:table-column-properties fo:break-before="auto" style:column-width="0.9063in"/>
    </style:style>
    <style:style style:name="co24" style:family="table-column">
      <style:table-column-properties fo:break-before="auto" style:column-width="2.0898in"/>
    </style:style>
    <style:style style:name="co25" style:family="table-column">
      <style:table-column-properties fo:break-before="auto" style:column-width="1.58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Arial" style:font-name-asian="DejaVu Sans" style:font-name-complex="Tahoma"/>
    </style:style>
    <style:style style:name="ce4" style:family="table-cell" style:parent-style-name="Default">
      <style:text-properties fo:color="#00ae00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/>
      <style:text-properties fo:color="#ffffff"/>
    </style:style>
    <style:style style:name="ce9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From Project</text:p>
          </table:table-cell>
          <table:table-cell table:style-name="ce1" office:value-type="string">
            <text:p>From (Tech)</text:p>
          </table:table-cell>
          <table:table-cell table:style-name="ce1" office:value-type="string">
            <text:p>To Project</text:p>
          </table:table-cell>
          <table:table-cell table:style-name="ce1" office:value-type="string">
            <text:p>To (Tech)</text:p>
          </table:table-cell>
          <table:table-cell table:style-name="ce1" office:value-type="string">
            <text:p>Detail</text:p>
          </table:table-cell>
          <table:table-cell table:style-name="ce1" office:value-type="string">
            <text:p>Challenge</text:p>
          </table:table-cell>
          <table:table-cell table:style-name="ce1" office:value-type="string">
            <text:p>Access</text:p>
          </table:table-cell>
          <table:table-cell table:style-name="ce1" office:value-type="string">
            <text:p>Modularity</text:p>
          </table:table-cell>
          <table:table-cell table:style-name="ce1" office:value-type="string">
            <text:p>Problem</text:p>
          </table:table-cell>
          <table:table-cell table:style-name="ce1" office:value-type="string">
            <text:p>Solution</text:p>
          </table:table-cell>
          <table:table-cell table:style-name="ce1"/>
          <table:table-cell table:style-name="ce5" table:number-columns-repeated="1013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Order Number Updation (Manual and Auto)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File Generation (Transaction and Payment)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Bank Reconciliation (Bank SIP and Normal)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Import Payout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PMS Transaction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Bank Accounts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style-name="ce3" office:value-type="string">
            <text:p>Yes</text:p>
          </table:table-cell>
          <table:table-cell/>
          <table:table-cell table:style-name="ce4" office:value-type="string">
            <text:p>Web-Service</text:p>
          </table:table-cell>
          <table:table-cell table:number-columns-repeated="1014"/>
        </table:table-row>
      </table:table>
      <table:table table:name="Default-Values" table:style-name="ta1" table:print="false">
        <table:table-column table:style-name="co10" table:default-cell-style-name="ce6"/>
        <table:table-column table:style-name="co10" table:default-cell-style-name="ce7"/>
        <table:table-column table:style-name="co10" table:default-cell-style-name="ce6"/>
        <table:table-column table:style-name="co10" table:number-columns-repeated="7" table:default-cell-style-name="ce7"/>
        <table:table-column table:style-name="co10" table:number-columns-repeated="1014" table:default-cell-style-name="ce8"/>
        <table:table-row table:style-name="ro1">
          <table:table-cell/>
          <table:table-cell office:value-type="string">
            <text:p>Java / Oracle / MySql / PHP / Web Service</text:p>
          </table:table-cell>
          <table:table-cell/>
          <table:table-cell office:value-type="string">
            <text:p>Java / Oracle / MySql / PHP / Web Service</text:p>
          </table:table-cell>
          <table:table-cell table:number-columns-repeated="2"/>
          <table:table-cell office:value-type="string">
            <text:p>R/RW/W</text:p>
          </table:table-cell>
          <table:table-cell office:value-type="string">
            <text:p>Yes/No</text:p>
          </table:table-cell>
          <table:table-cell table:number-columns-repeated="1016"/>
        </table:table-row>
      </table:table>
      <table:table table:name="Scan-Dat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trxnStatusUtility.jsp</text:p>
          </table:table-cell>
          <table:table-cell office:value-type="string">
            <text:p>FIRM</text:p>
          </table:table-cell>
          <table:table-cell office:value-type="float" office:value="478">
            <text:p>478</text:p>
          </table:table-cell>
          <table:table-cell office:value-type="string">
            <text:p>&lt;% String condn ='WHERE PARTYCODE IN(' +request.getAttribute('PartyCode')+') AND FIRMCODE=(SELECT FIRMCODE FROM FAS.FIRM WHERE SYSDATE BETWEEN STARTDT AND ENDDT AND COMP_ID=29) AND IS_ACC_DISPLAY!='N' ORDER BY PARTYNAME';</text:p>
          </table:table-cell>
        </table:table-row>
        <table:table-row table:style-name="ro1">
          <table:table-cell office:value-type="string">
            <text:p>importBankStmt.jsp</text:p>
          </table:table-cell>
          <table:table-cell office:value-type="string">
            <text:p>FIRM</text:p>
          </table:table-cell>
          <table:table-cell office:value-type="float" office:value="168">
            <text:p>168</text:p>
          </table:table-cell>
          <table:table-cell office:value-type="string">
            <text:p>&lt;% String condn ='WHERE PARTYCODE IN(' +request.getAttribute('PartyCode')+') AND FIRMCODE=(SELECT FIRMCODE FROM FAS.FIRM WHERE SYSDATE BETWEEN STARTDT AND ENDDT AND COMP_ID=29) AND IS_ACC_DISPLAY!='N' ORDER BY PARTYNAME';</text:p>
          </table:table-cell>
        </table:table-row>
        <table:table-row table:style-name="ro1">
          <table:table-cell office:value-type="string">
            <text:p>recoBankTradingTrxn.jsp</text:p>
          </table:table-cell>
          <table:table-cell office:value-type="string">
            <text:p>FIRM</text:p>
          </table:table-cell>
          <table:table-cell office:value-type="float" office:value="107">
            <text:p>107</text:p>
          </table:table-cell>
          <table:table-cell office:value-type="string">
            <text:p>String condition = 'WHERE PARTYCODE IN (''+((String)request.getAttribute('cmsBankCode')).replaceAll(' ' '' '')+'') AND FIRMCODE = (SELECT FIRMCODE FROM FIRM WHERE COMP_ID=29 AND SYSDATE BETWEEN STARTDT AND ENDDT AND ROWNUM &lt; 2) AND IS_ACC_DISPLAY!='N' ORDER BY PARTYNAME';</text:p>
          </table:table-cell>
        </table:table-row>
        <table:table-row table:style-name="ro1">
          <table:table-cell office:value-type="string">
            <text:p>utilPMSTrxnImportEntity.java</text:p>
          </table:table-cell>
          <table:table-cell office:value-type="string">
            <text:p>FIRM</text:p>
          </table:table-cell>
          <table:table-cell office:value-type="float" office:value="660">
            <text:p>660</text:p>
          </table:table-cell>
          <table:table-cell office:value-type="string">
            <text:p>StringBuilder sql = new StringBuilder('SELECT FIRMCODE FROM FIRM WHERE COMP_ID=29 AND SYSDATE BETWEEN STARTDT AND ENDDT');</text:p>
          </table:table-cell>
        </table:table-row>
        <table:table-row table:style-name="ro1">
          <table:table-cell office:value-type="string">
            <text:p>firm.java</text:p>
          </table:table-cell>
          <table:table-cell office:value-type="string">
            <text:p>FIRM</text:p>
          </table:table-cell>
          <table:table-cell office:value-type="float" office:value="44">
            <text:p>44</text:p>
          </table:table-cell>
          <table:table-cell office:value-type="string">
            <text:p>FROM FIRM ' +</text:p>
          </table:table-cell>
        </table:table-row>
        <table:table-row table:style-name="ro1">
          <table:table-cell office:value-type="string">
            <text:p>firm.java</text:p>
          </table:table-cell>
          <table:table-cell office:value-type="string">
            <text:p>FIRM</text:p>
          </table:table-cell>
          <table:table-cell office:value-type="float" office:value="58">
            <text:p>58</text:p>
          </table:table-cell>
          <table:table-cell office:value-type="string">
            <text:p>FROM FIRM ' +</text:p>
          </table:table-cell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FIRM</text:p>
          </table:table-cell>
          <table:table-cell office:value-type="float" office:value="779">
            <text:p>779</text:p>
          </table:table-cell>
          <table:table-cell office:value-type="string">
            <text:p>StringBuilder sql = new StringBuilder('SELECT FIRMCODE FROM FIRM WHERE COMP_ID=29 AND TO_DATE(:date 'DD/MM/YYYY') BETWEEN STARTDT AND ENDDT');</text:p>
          </table:table-cell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FIRM</text:p>
          </table:table-cell>
          <table:table-cell office:value-type="float" office:value="1217">
            <text:p>1217</text:p>
          </table:table-cell>
          <table:table-cell office:value-type="string">
            <text:p>StringBuilder sql = new StringBuilder('SELECT FIRMCODE FROM FIRM WHERE COMP_ID=29 AND SYSDATE BETWEEN STARTDT AND ENDDT');</text:p>
          </table:table-cell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FIRM</text:p>
          </table:table-cell>
          <table:table-cell office:value-type="float" office:value="876">
            <text:p>876</text:p>
          </table:table-cell>
          <table:table-cell office:value-type="string">
            <text:p>StringBuilder sql = new StringBuilder('SELECT FIRMCODE FROM FIRM WHERE COMP_ID=29 AND SYSDATE BETWEEN STARTDT AND ENDDT');</text:p>
          </table:table-cell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761">
            <text:p>761</text:p>
          </table:table-cell>
          <table:table-cell office:value-type="string">
            <text:p>StringBuilder sql = new StringBuilder('SELECT FIRMCODE FROM FIRM WHERE COMP_ID=29 AND TO_DATE(:date 'DD/MM/YYYY') BETWEEN STARTDT AND ENDDT');</text:p>
          </table:table-cell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LEDGER</text:p>
          </table:table-cell>
          <table:table-cell office:value-type="float" office:value="756">
            <text:p>756</text:p>
          </table:table-cell>
          <table:table-cell office:value-type="string">
            <text:p>qry='SELECT COUNT(TRXNID) FROM FAS.LEDGER_DETAIL LD INNER JOIN FAS.LEDGER L ON L.VOU=LD.VOU WHERE LD.TRXNID=:trxnid AND L.ACCODE=''+CommonHardCodes.PMS_CLIENT_ACCOUNT()+'' AND L.PARTYCODE=''+CommonHardCodes.TRANSACTION_ACCOUNT('BSE')+''';</text:p>
          </table:table-cell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LEDGER</text:p>
          </table:table-cell>
          <table:table-cell office:value-type="float" office:value="792">
            <text:p>792</text:p>
          </table:table-cell>
          <table:table-cell office:value-type="string">
            <text:p>String sql = 'SELECT COUNT(*) CH_CNT FROM LEDGER ' +</text:p>
          </table:table-cell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LEDGER_DETAIL</text:p>
          </table:table-cell>
          <table:table-cell office:value-type="float" office:value="756">
            <text:p>756</text:p>
          </table:table-cell>
          <table:table-cell office:value-type="string">
            <text:p>qry='SELECT COUNT(TRXNID) FROM FAS.LEDGER_DETAIL LD INNER JOIN FAS.LEDGER L ON L.VOU=LD.VOU WHERE LD.TRXNID=:trxnid AND L.ACCODE=''+CommonHardCodes.PMS_CLIENT_ACCOUNT()+'' AND L.PARTYCODE=''+CommonHardCodes.TRANSACTION_ACCOUNT('BSE')+''';</text:p>
          </table:table-cell>
        </table:table-row>
        <table:table-row table:style-name="ro1">
          <table:table-cell office:value-type="string">
            <text:p>utilPayOut.java</text:p>
          </table:table-cell>
          <table:table-cell office:value-type="string">
            <text:p>LEDGER_DETAIL</text:p>
          </table:table-cell>
          <table:table-cell office:value-type="float" office:value="184">
            <text:p>184</text:p>
          </table:table-cell>
          <table:table-cell office:value-type="string">
            <text:p>String sqlGetVOU='SELECT VOU FROM fas.LEDGER_DETAIL where TRXNID=:trxnid';</text:p>
          </table:table-cell>
        </table:table-row>
        <table:table-row table:style-name="ro1">
          <table:table-cell office:value-type="string">
            <text:p>cancelTrxnRejFile.java</text:p>
          </table:table-cell>
          <table:table-cell office:value-type="string">
            <text:p>LEDGER_DETAIL</text:p>
          </table:table-cell>
          <table:table-cell office:value-type="float" office:value="188">
            <text:p>188</text:p>
          </table:table-cell>
          <table:table-cell office:value-type="string">
            <text:p>String sqlGetVou='SELECT VOU FROM FAS.LEDGER_DETAIL WHERE TRXNID=:trxnid';</text:p>
          </table:table-cell>
        </table:table-row>
        <table:table-row table:style-name="ro1">
          <table:table-cell office:value-type="string">
            <text:p>partymast.java</text:p>
          </table:table-cell>
          <table:table-cell office:value-type="string">
            <text:p>PARTYMAST</text:p>
          </table:table-cell>
          <table:table-cell office:value-type="float" office:value="44">
            <text:p>44</text:p>
          </table:table-cell>
          <table:table-cell office:value-type="string">
            <text:p>return sqlObj.getString('SELECT CATCODE FROM PARTYMAST ' +</text:p>
          </table:table-cell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PARTYMAST</text:p>
          </table:table-cell>
          <table:table-cell office:value-type="float" office:value="812">
            <text:p>812</text:p>
          </table:table-cell>
          <table:table-cell office:value-type="string">
            <text:p>catCode = sqlObj.getString('SELECT CATCODE FROM PARTYMAST ' +</text:p>
          </table:table-cell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PARTYMAST</text:p>
          </table:table-cell>
          <table:table-cell office:value-type="float" office:value="751">
            <text:p>751</text:p>
          </table:table-cell>
          <table:table-cell office:value-type="string">
            <text:p>catCode = sqlObj.getString('SELECT CATCODE FROM PARTYMAST ' +</text:p>
          </table:table-cell>
        </table:table-row>
      </table:table>
      <table:table table:name="Firm" table:style-name="ta1" table:print="false">
        <table:table-column table:style-name="co10" table:default-cell-style-name="Default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5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>
            <text:p>DataType</text:p>
          </table:table-cell>
          <table:table-cell table:style-name="Default" office:value-type="string">
            <text:p>Possible Values</text:p>
          </table:table-cell>
          <table:table-cell table:style-name="Default" office:value-type="string">
            <text:p>Format</text:p>
          </table:table-cell>
          <table:table-cell table:style-name="Default" office:value-type="string">
            <text:p>Example</text:p>
          </table:table-cell>
          <table:table-cell table:style-name="Default" office:value-type="string">
            <text:p>Desc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9" office:value-type="string">
            <text:p>Function Name</text:p>
          </table:table-cell>
          <table:table-cell table:style-name="ce9" office:value-type="string">
            <text:p>getFirm</text:p>
          </table:table-cell>
          <table:table-cell office:value-type="string">
            <text:p>To get all fir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In Params</text:p>
          </table:table-cell>
          <table:table-cell office:value-type="string">
            <text:p>natureType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Out</text:p>
          </table:table-cell>
          <table:table-cell office:value-type="string">
            <text:p>firmEB</text:p>
          </table:table-cell>
          <table:table-cell office:value-type="string">
            <text:p>FirmEntityBean</text:p>
          </table:table-cell>
          <table:table-cell table:number-columns-repeated="3" office:value-type="string">
            <text:p>NA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"/>
        </table:table-row>
        <table:table-row table:style-name="ro2">
          <table:table-cell/>
          <table:table-cell table:style-name="ce9" office:value-type="string">
            <text:p>Function Name</text:p>
          </table:table-cell>
          <table:table-cell table:style-name="ce9" office:value-type="string">
            <text:p>getFirm</text:p>
          </table:table-cell>
          <table:table-cell office:value-type="string">
            <text:p>To get firm list for given compI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In Params</text:p>
          </table:table-cell>
          <table:table-cell office:value-type="string">
            <text:p>natureType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Nature of firm whether it is locked or not</text:p>
          </table:table-cell>
        </table:table-row>
        <table:table-row table:style-name="ro2">
          <table:table-cell/>
          <table:table-cell office:value-type="string">
            <text:p>In Params</text:p>
          </table:table-cell>
          <table:table-cell office:value-type="string">
            <text:p>comId</text:p>
          </table:table-cell>
          <table:table-cell office:value-type="string">
            <text:p>Interger</text:p>
          </table:table-cell>
          <table:table-cell table:number-columns-repeated="3" office:value-type="string">
            <text:p>NA</text:p>
          </table:table-cell>
          <table:table-cell office:value-type="string">
            <text:p>Company Id of NJHR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Out</text:p>
          </table:table-cell>
          <table:table-cell office:value-type="string">
            <text:p>firmEB</text:p>
          </table:table-cell>
          <table:table-cell office:value-type="string">
            <text:p>FirmEntityBean</text:p>
          </table:table-cell>
          <table:table-cell table:number-columns-repeated="3" office:value-type="string">
            <text:p>NA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"/>
        </table:table-row>
        <table:table-row table:style-name="ro2">
          <table:table-cell/>
          <table:table-cell table:style-name="ce9" office:value-type="string">
            <text:p>Function Name</text:p>
          </table:table-cell>
          <table:table-cell table:style-name="ce9" office:value-type="string">
            <text:p>getFirm</text:p>
          </table:table-cell>
          <table:table-cell office:value-type="string">
            <text:p>To get unique firm / firm_code for given compId and financial year (using trdat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In Params</text:p>
          </table:table-cell>
          <table:table-cell office:value-type="string">
            <text:p>natureType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Nature of firm whether it is locked or not</text:p>
          </table:table-cell>
        </table:table-row>
        <table:table-row table:style-name="ro2">
          <table:table-cell/>
          <table:table-cell office:value-type="string">
            <text:p>In Params</text:p>
          </table:table-cell>
          <table:table-cell office:value-type="string">
            <text:p>comId</text:p>
          </table:table-cell>
          <table:table-cell office:value-type="string">
            <text:p>Interger</text:p>
          </table:table-cell>
          <table:table-cell table:number-columns-repeated="3" office:value-type="string">
            <text:p>NA</text:p>
          </table:table-cell>
          <table:table-cell office:value-type="string">
            <text:p>Company Id of NJHR</text:p>
          </table:table-cell>
        </table:table-row>
        <table:table-row table:style-name="ro2">
          <table:table-cell/>
          <table:table-cell office:value-type="string">
            <text:p>In Params</text:p>
          </table:table-cell>
          <table:table-cell office:value-type="string">
            <text:p>trnDate</text:p>
          </table:table-cell>
          <table:table-cell office:value-type="string">
            <text:p>String</text:p>
          </table:table-cell>
          <table:table-cell office:value-type="string">
            <text:p>NA</text:p>
          </table:table-cell>
          <table:table-cell office:value-type="string">
            <text:p>DD-MON-YYYY</text:p>
          </table:table-cell>
          <table:table-cell office:value-type="string">
            <text:p>01-MAR-2011</text:p>
          </table:table-cell>
          <table:table-cell office:value-type="string">
            <text:p>TRNDATE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Out</text:p>
          </table:table-cell>
          <table:table-cell office:value-type="string">
            <text:p>firmEB</text:p>
          </table:table-cell>
          <table:table-cell office:value-type="string">
            <text:p>FirmEntityBean</text:p>
          </table:table-cell>
          <table:table-cell table:number-columns-repeated="3" office:value-type="string">
            <text:p>NA</text:p>
          </table:table-cell>
          <table:table-cell/>
        </table:table-row>
      </table:table>
      <table:table table:name="LEDGER-LEDGER_DETAIL" table:style-name="ta1" table:print="false">
        <table:table-column table:style-name="co10" table:number-columns-repeated="7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DataType</text:p>
          </table:table-cell>
          <table:table-cell office:value-type="string">
            <text:p>Possible Values</text:p>
          </table:table-cell>
          <table:table-cell office:value-type="string">
            <text:p>Format</text:p>
          </table:table-cell>
          <table:table-cell office:value-type="string">
            <text:p>Example</text:p>
          </table:table-cell>
          <table:table-cell office:value-type="string">
            <text:p>Desc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9" office:value-type="string">
            <text:p>Function Name</text:p>
          </table:table-cell>
          <table:table-cell table:style-name="ce10" office:value-type="string">
            <text:p>getFasLedgerEntry</text:p>
          </table:table-cell>
          <table:table-cell table:style-name="ce10" office:value-type="string">
            <text:p>To check whether account entry already available</text:p>
          </table:table-cell>
          <table:table-cell table:style-name="ce10" table:number-columns-repeated="4"/>
        </table:table-row>
        <table:table-row table:style-name="ro1">
          <table:table-cell/>
          <table:table-cell table:style-name="ce10" table:number-columns-repeated="7"/>
        </table:table-row>
        <table:table-row table:style-name="ro2">
          <table:table-cell/>
          <table:table-cell table:style-name="ce10" office:value-type="string">
            <text:p>In Params</text:p>
          </table:table-cell>
          <table:table-cell table:style-name="ce10" office:value-type="string">
            <text:p>trxnId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Transaction Id Mapped with VOUCHER No</text:p>
          </table:table-cell>
        </table:table-row>
        <table:table-row table:style-name="ro2">
          <table:table-cell/>
          <table:table-cell table:style-name="ce10"/>
          <table:table-cell table:style-name="ce10" office:value-type="string">
            <text:p>module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Module Name for which VOUCHER has to check</text:p>
          </table:table-cell>
        </table:table-row>
        <table:table-row table:style-name="ro1">
          <table:table-cell/>
          <table:table-cell table:style-name="ce10" table:number-columns-repeated="7"/>
        </table:table-row>
        <table:table-row table:style-name="ro2">
          <table:table-cell/>
          <table:table-cell table:style-name="ce10" office:value-type="string">
            <text:p>Out</text:p>
          </table:table-cell>
          <table:table-cell table:style-name="ce10" office:value-type="string">
            <text:p>fasLEB</text:p>
          </table:table-cell>
          <table:table-cell table:style-name="ce10" office:value-type="string">
            <text:p>FasLedgerEntityBean</text:p>
          </table:table-cell>
          <table:table-cell table:style-name="ce10"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Desc</text:p>
          </table:table-cell>
          <table:table-cell office:value-type="string">
            <text:p>Inner Join Ledger and Ledger_Detail and then check Field TRXN_I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his service is currently required by Trading.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hat if it is required by another consumer in future (TRXN_ID can not be used then)</text:p>
          </table:table-cell>
          <table:table-cell table:number-columns-repeated="5"/>
        </table:table-row>
      </table:table>
      <table:table table:name="PartyMast" table:style-name="ta1" table:print="false">
        <table:table-column table:style-name="co15" table:default-cell-style-name="Default"/>
        <table:table-column table:style-name="co15" table:default-cell-style-name="ce10"/>
        <table:table-column table:style-name="co10" table:number-columns-repeated="5" table:default-cell-style-name="ce10"/>
        <table:table-column table:style-name="co22" table:default-cell-style-name="ce10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3">
          <table:table-cell/>
          <table:table-cell table:style-name="Default" table:number-columns-repeated="2"/>
          <table:table-cell table:style-name="Default" office:value-type="string">
            <text:p>DataType</text:p>
          </table:table-cell>
          <table:table-cell table:style-name="Default" office:value-type="string">
            <text:p>Possible Values</text:p>
          </table:table-cell>
          <table:table-cell table:style-name="Default" office:value-type="string">
            <text:p>Format</text:p>
          </table:table-cell>
          <table:table-cell table:style-name="Default" office:value-type="string">
            <text:p>Exampl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9" office:value-type="string">
            <text:p>Function Name</text:p>
          </table:table-cell>
          <table:table-cell office:value-type="string">
            <text:p>getFasTDS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string">
            <text:p>In Params</text:p>
          </table:table-cell>
          <table:table-cell office:value-type="string">
            <text:p>firmCode</text:p>
          </table:table-cell>
          <table:table-cell office:value-type="string">
            <text:p>String</text:p>
          </table:table-cell>
          <table:table-cell table:number-columns-repeated="3" office:value-type="string">
            <text:p>NA</text:p>
          </table:table-cell>
          <table:table-cell office:value-type="string">
            <text:p>Firm Code for getting Account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natureType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Firm Nature – Lock or Liv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status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Firm Status – Terminated – Live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string">
            <text:p>Out</text:p>
          </table:table-cell>
          <table:table-cell office:value-type="string">
            <text:p>fasPEB</text:p>
          </table:table-cell>
          <table:table-cell office:value-type="string">
            <text:p>FasPartyEntityBean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9" office:value-type="string">
            <text:p>Function Name</text:p>
          </table:table-cell>
          <table:table-cell office:value-type="string">
            <text:p>getFasReceivable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9" office:value-type="string">
            <text:p>Function Name</text:p>
          </table:table-cell>
          <table:table-cell office:value-type="string">
            <text:p>getFasBank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9" office:value-type="string">
            <text:p>Function Name</text:p>
          </table:table-cell>
          <table:table-cell office:value-type="string">
            <text:p>getFasIncom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9" office:value-type="string">
            <text:p>Function Name</text:p>
          </table:table-cell>
          <table:table-cell office:value-type="string">
            <text:p>getFasSuspence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3">
          <table:table-cell/>
          <table:table-cell table:style-name="ce9" office:value-type="string">
            <text:p>Function Name</text:p>
          </table:table-cell>
          <table:table-cell office:value-type="string">
            <text:p>getFas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</table:table>
      <table:table table:name="Fas-Existing-Services" table:style-name="ta1" table:print="false">
        <table:table-column table:style-name="co10" table:default-cell-style-name="Default"/>
        <table:table-column table:style-name="co25" table:default-cell-style-name="Default"/>
        <table:table-column table:style-name="co10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getTDSHead</text:p>
          </table:table-cell>
          <table:table-cell office:value-type="string">
            <text:p>PARTYMAST</text:p>
          </table:table-cell>
        </table:table-row>
        <table:table-row table:style-name="ro2">
          <table:table-cell/>
          <table:table-cell office:value-type="string">
            <text:p>getReceivableHead</text:p>
          </table:table-cell>
          <table:table-cell office:value-type="string">
            <text:p>PARTYMAST</text:p>
          </table:table-cell>
        </table:table-row>
        <table:table-row table:style-name="ro2">
          <table:table-cell/>
          <table:table-cell office:value-type="string">
            <text:p>getFirmForJV</text:p>
          </table:table-cell>
          <table:table-cell office:value-type="string">
            <text:p>FIRM</text:p>
          </table:table-cell>
        </table:table-row>
        <table:table-row table:style-name="ro2">
          <table:table-cell/>
          <table:table-cell office:value-type="string">
            <text:p>getBank</text:p>
          </table:table-cell>
          <table:table-cell office:value-type="string">
            <text:p>PARTYMAST</text:p>
          </table:table-cell>
        </table:table-row>
        <table:table-row table:style-name="ro2">
          <table:table-cell/>
          <table:table-cell office:value-type="string">
            <text:p>getIncomeHead</text:p>
          </table:table-cell>
          <table:table-cell office:value-type="string">
            <text:p>PARTYMAST</text:p>
          </table:table-cell>
        </table:table-row>
        <table:table-row table:style-name="ro2">
          <table:table-cell/>
          <table:table-cell office:value-type="string">
            <text:p>getFirmForBankReceipt</text:p>
          </table:table-cell>
          <table:table-cell office:value-type="string">
            <text:p>PARTYMAST</text:p>
          </table:table-cell>
        </table:table-row>
        <table:table-row table:style-name="ro2">
          <table:table-cell/>
          <table:table-cell office:value-type="string">
            <text:p>getSuspenceAcc</text:p>
          </table:table-cell>
          <table:table-cell office:value-type="string">
            <text:p>PARTYMAST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</table:table>
      <table:table table:name="AccountEntries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06/16/2011</text:date>, <text:time>14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8T16:04:03</meta:creation-date>
    <dc:date>2011-06-16T14:08:51</dc:date>
    <meta:editing-duration>PT10H45M02S</meta:editing-duration>
    <meta:editing-cycles>99</meta:editing-cycles>
    <meta:generator>OpenOffice.org/3.1$Linux OpenOffice.org_project/310m19$Build-9420</meta:generator>
    <meta:document-statistic meta:table-count="8" meta:cell-count="299" meta:object-count="0"/>
  </office:meta>
</office:document-meta>
</file>